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list-style-name="L2"/>
    <style:style style:name="P2" style:family="paragraph" style:parent-style-name="Preformatted_20_Text" style:list-style-name="L2">
      <style:paragraph-properties fo:margin-left="0in" fo:margin-right="0in" fo:margin-top="0in" fo:margin-bottom="0.1965in" style:contextual-spacing="false" fo:text-indent="0in" style:auto-text-indent="false" style:writing-mode="lr-tb"/>
    </style:style>
    <style:style style:name="P3" style:family="paragraph" style:parent-style-name="Preformatted_20_Text" style:list-style-name="L3"/>
    <style:style style:name="P4" style:family="paragraph" style:parent-style-name="Preformatted_20_Text" style:list-style-name="L3">
      <style:paragraph-properties fo:margin-top="0in" fo:margin-bottom="0.1965in" style:contextual-spacing="false" style:writing-mode="lr-tb"/>
    </style:style>
    <style:style style:name="P5" style:family="paragraph" style:parent-style-name="Preformatted_20_Text" style:list-style-name="L3">
      <style:paragraph-properties fo:margin-left="0in" fo:margin-right="0in" fo:text-indent="0in" style:auto-text-indent="false" style:writing-mode="lr-tb"/>
    </style:style>
    <style:style style:name="P6" style:family="paragraph" style:parent-style-name="Preformatted_20_Text" style:list-style-name="L3">
      <style:paragraph-properties fo:margin-left="0in" fo:margin-right="0in" fo:margin-top="0in" fo:margin-bottom="0.1965in" style:contextual-spacing="false" fo:text-indent="0in" style:auto-text-indent="false" style:writing-mode="lr-tb"/>
    </style:style>
    <style:style style:name="P7" style:family="paragraph" style:parent-style-name="Preformatted_20_Text" style:list-style-name="L4"/>
    <style:style style:name="P8" style:family="paragraph" style:parent-style-name="Preformatted_20_Text" style:list-style-name="L4">
      <style:paragraph-properties style:writing-mode="lr-tb"/>
    </style:style>
    <style:style style:name="P9" style:family="paragraph" style:parent-style-name="Preformatted_20_Text" style:list-style-name="L4">
      <style:paragraph-properties fo:margin-top="0in" fo:margin-bottom="0.1965in" style:contextual-spacing="false" style:writing-mode="lr-tb"/>
    </style:style>
    <style:style style:name="P10" style:family="paragraph" style:parent-style-name="Preformatted_20_Text" style:list-style-name="L4">
      <style:paragraph-properties fo:margin-left="0in" fo:margin-right="0in" fo:text-indent="0in" style:auto-text-indent="false" style:writing-mode="lr-tb"/>
    </style:style>
    <style:style style:name="P11" style:family="paragraph" style:parent-style-name="Preformatted_20_Text" style:list-style-name="L4">
      <style:paragraph-properties fo:margin-left="0in" fo:margin-right="0in" fo:margin-top="0in" fo:margin-bottom="0.1965in" style:contextual-spacing="false" fo:text-indent="0in" style:auto-text-indent="false" style:writing-mode="lr-tb"/>
    </style:style>
    <style:style style:name="P12" style:family="paragraph" style:parent-style-name="Preformatted_20_Text" style:list-style-name="L5"/>
    <style:style style:name="P13" style:family="paragraph" style:parent-style-name="Preformatted_20_Text" style:list-style-name="L5">
      <style:paragraph-properties style:writing-mode="lr-tb"/>
    </style:style>
    <style:style style:name="P14" style:family="paragraph" style:parent-style-name="Preformatted_20_Text" style:list-style-name="L5">
      <style:paragraph-properties fo:margin-top="0in" fo:margin-bottom="0.1965in" style:contextual-spacing="false" style:writing-mode="lr-tb"/>
    </style:style>
    <style:style style:name="P15" style:family="paragraph" style:parent-style-name="Preformatted_20_Text" style:list-style-name="L5">
      <style:paragraph-properties fo:margin-left="0in" fo:margin-right="0in" fo:margin-top="0in" fo:margin-bottom="0.1965in" style:contextual-spacing="false" fo:text-indent="0in" style:auto-text-indent="false" style:writing-mode="lr-tb"/>
    </style:style>
    <style:style style:name="P16" style:family="paragraph" style:parent-style-name="Preformatted_20_Text" style:list-style-name="L5">
      <style:paragraph-properties fo:margin-left="0in" fo:margin-right="0in" fo:text-indent="0in" style:auto-text-indent="false" style:writing-mode="lr-tb"/>
    </style:style>
    <style:style style:name="P17" style:family="paragraph" style:parent-style-name="Preformatted_20_Text" style:list-style-name="L6"/>
    <style:style style:name="P18" style:family="paragraph" style:parent-style-name="Preformatted_20_Text" style:list-style-name="L6">
      <style:paragraph-properties style:writing-mode="lr-tb"/>
    </style:style>
    <style:style style:name="P19" style:family="paragraph" style:parent-style-name="Preformatted_20_Text" style:list-style-name="L6">
      <style:paragraph-properties fo:margin-top="0in" fo:margin-bottom="0.1965in" style:contextual-spacing="false" style:writing-mode="lr-tb"/>
    </style:style>
    <style:style style:name="P20" style:family="paragraph" style:parent-style-name="Preformatted_20_Text" style:list-style-name="L6">
      <style:paragraph-properties fo:margin-left="0in" fo:margin-right="0in" fo:margin-top="0in" fo:margin-bottom="0.1965in" style:contextual-spacing="false" fo:text-indent="0in" style:auto-text-indent="false" style:writing-mode="lr-tb"/>
    </style:style>
    <style:style style:name="P21" style:family="paragraph" style:parent-style-name="Preformatted_20_Text" style:list-style-name="L6">
      <style:paragraph-properties fo:margin-left="0in" fo:margin-right="0in" fo:text-indent="0in" style:auto-text-indent="false" style:writing-mode="lr-tb"/>
    </style:style>
    <style:style style:name="P22" style:family="paragraph" style:parent-style-name="Preformatted_20_Text" style:list-style-name="L7"/>
    <style:style style:name="P23" style:family="paragraph" style:parent-style-name="Preformatted_20_Text" style:list-style-name="L7">
      <style:paragraph-properties fo:margin-left="0in" fo:margin-right="0in" fo:margin-top="0in" fo:margin-bottom="0.1965in" style:contextual-spacing="false" fo:text-indent="0in" style:auto-text-indent="false" style:writing-mode="lr-tb"/>
    </style:style>
    <style:style style:name="P24" style:family="paragraph" style:parent-style-name="Preformatted_20_Text" style:list-style-name="L8"/>
    <style:style style:name="P25" style:family="paragraph" style:parent-style-name="Preformatted_20_Text" style:list-style-name="L8">
      <style:paragraph-properties style:writing-mode="lr-tb"/>
    </style:style>
    <style:style style:name="P26" style:family="paragraph" style:parent-style-name="Preformatted_20_Text" style:list-style-name="L8">
      <style:paragraph-properties fo:margin-top="0in" fo:margin-bottom="0.1965in" style:contextual-spacing="false" style:writing-mode="lr-tb"/>
    </style:style>
    <style:style style:name="P27" style:family="paragraph" style:parent-style-name="Preformatted_20_Text" style:list-style-name="L8">
      <style:paragraph-properties fo:margin-left="0in" fo:margin-right="0in" fo:margin-top="0in" fo:margin-bottom="0.1965in" style:contextual-spacing="false" fo:text-indent="0in" style:auto-text-indent="false" style:writing-mode="lr-tb"/>
    </style:style>
    <style:style style:name="P28" style:family="paragraph" style:parent-style-name="Preformatted_20_Text" style:list-style-name="L8">
      <style:paragraph-properties fo:margin-left="0in" fo:margin-right="0in" fo:text-indent="0in" style:auto-text-indent="false" style:writing-mode="lr-tb"/>
    </style:style>
    <style:style style:name="P29" style:family="paragraph" style:parent-style-name="Preformatted_20_Text" style:list-style-name="L9"/>
    <style:style style:name="P30" style:family="paragraph" style:parent-style-name="Preformatted_20_Text" style:list-style-name="L9">
      <style:paragraph-properties fo:margin-left="0in" fo:margin-right="0in" fo:margin-top="0in" fo:margin-bottom="0.1965in" style:contextual-spacing="false" fo:text-indent="0in" style:auto-text-indent="false" style:writing-mode="lr-tb"/>
    </style:style>
    <style:style style:name="P31"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32" style:family="paragraph" style:parent-style-name="Preformatted_20_Text" style:list-style-name="L10"/>
    <style:style style:name="P33" style:family="paragraph" style:parent-style-name="Preformatted_20_Text" style:list-style-name="L10">
      <style:paragraph-properties fo:margin-left="0in" fo:margin-right="0in" fo:margin-top="0in" fo:margin-bottom="0.1965in" style:contextual-spacing="false" fo:text-indent="0in" style:auto-text-indent="false" style:writing-mode="lr-tb"/>
    </style:style>
    <style:style style:name="P34" style:family="paragraph" style:parent-style-name="Text_20_body" style:list-style-name="L1"/>
    <style:style style:name="P35" style:family="paragraph" style:parent-style-name="Text_20_body" style:list-style-name="L1">
      <style:paragraph-properties fo:margin-top="0in" fo:margin-bottom="0in" style:contextual-spacing="false"/>
    </style:style>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paragraph-properties fo:margin-left="0in" fo:margin-right="0in" fo:text-indent="0in" style:auto-text-indent="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o resolve the <text:span text:style-name="Strong_20_Emphasis">"port in use"</text:span> issue that you encountered while running the Flask app with Gunicorn, it's essential to add troubleshooting steps for checking and releasing the port before launching the application. This ensures that no other processes are holding on to the port and causing errors like <text:span text:style-name="Source_20_Text">Address already in use</text:span>.</text:p>
      <text:p text:style-name="Text_20_body">Here’s the <text:span text:style-name="Strong_20_Emphasis">updated documentation</text:span> with those troubleshooting steps included:</text:p>
      <text:p text:style-name="Horizontal_20_Line"/>
      <text:h text:style-name="Heading_20_1" text:outline-level="1"><text:span text:style-name="Strong_20_Emphasis">Flask Calculator Setup on Amazon EC2 with Nginx (Final Documentation with Port Resolution)</text:span></text:h>
      <text:h text:style-name="Heading_20_3" text:outline-level="3"><text:span text:style-name="Strong_20_Emphasis">Prerequisites</text:span></text:h>
      <text:list text:style-name="L1">
        <text:list-item>
          <text:p text:style-name="P35"><text:span text:style-name="Strong_20_Emphasis">Amazon Linux 2</text:span> instance running on AWS.</text:p>
        </text:list-item>
        <text:list-item>
          <text:p text:style-name="P35">Security group configured to allow <text:span text:style-name="Strong_20_Emphasis">HTTP (port 80)</text:span> and <text:span text:style-name="Strong_20_Emphasis">SSH (port 22)</text:span> access.</text:p>
        </text:list-item>
        <text:list-item>
          <text:p text:style-name="P34">Your <text:span text:style-name="Strong_20_Emphasis">EC2 Key Pair</text:span> file (<text:span text:style-name="Source_20_Text">.pem</text:span>) for SSH login.</text:p>
        </text:list-item>
      </text:list>
      <text:p text:style-name="Horizontal_20_Line"/>
      <text:h text:style-name="Heading_20_2" text:outline-level="2"><text:span text:style-name="Strong_20_Emphasis">Step 1: Connect to EC2 Instance</text:span></text:h>
      <text:list text:style-name="L2">
        <text:list-item>
          <text:p text:style-name="P36">Open your terminal and SSH into your instance:</text:p>
          <text:p text:style-name="P1">bash</text:p>
          <text:p text:style-name="P1">Copy code</text:p>
          <text:p text:style-name="P2"><text:span text:style-name="Source_20_Text">ssh -i /path/to/your-key.pem ec2-user@&lt;your-ec2-public-ip&gt;</text:span></text:p>
        </text:list-item>
      </text:list>
      <text:p text:style-name="Horizontal_20_Line"/>
      <text:h text:style-name="Heading_20_2" text:outline-level="2"><text:span text:style-name="Strong_20_Emphasis">Step 2: Install Required Software</text:span></text:h>
      <text:list text:style-name="L3">
        <text:list-item>
          <text:p text:style-name="P37"><text:span text:style-name="Strong_20_Emphasis">Update the system</text:span> and install the necessary packages:</text:p>
          <text:p text:style-name="P3">bash</text:p>
          <text:p text:style-name="P3">Copy code</text:p>
          <text:p text:style-name="P5"><text:span text:style-name="Source_20_Text">sudo yum update -y</text:span></text:p>
          <text:p text:style-name="P4"><text:span text:style-name="Source_20_Text">sudo yum install -y python3 python3-pip nginx git</text:span></text:p>
        </text:list-item>
        <text:list-item>
          <text:p text:style-name="P37"><text:span text:style-name="Strong_20_Emphasis">Install Flask and Gunicorn</text:span>:</text:p>
          <text:p text:style-name="P3">bash</text:p>
          <text:p text:style-name="P3">Copy code</text:p>
          <text:p text:style-name="P6"><text:span text:style-name="Source_20_Text">sudo pip3 install flask gunicorn</text:span></text:p>
        </text:list-item>
      </text:list>
      <text:p text:style-name="Horizontal_20_Line"/>
      <text:h text:style-name="Heading_20_2" text:outline-level="2"><text:span text:style-name="Strong_20_Emphasis">Step 3: Set Up Flask Application</text:span></text:h>
      <text:list text:style-name="L4">
        <text:list-item>
          <text:p text:style-name="P38"><text:span text:style-name="Strong_20_Emphasis">Create the project folder</text:span> for the Flask application:</text:p>
          <text:p text:style-name="P7"><text:soft-page-break/>bash</text:p>
          <text:p text:style-name="P7">Copy code</text:p>
          <text:p text:style-name="P10"><text:span text:style-name="Source_20_Text">mkdir ~/flask_calculator</text:span></text:p>
          <text:p text:style-name="P9"><text:span text:style-name="Source_20_Text">cd ~/flask_calculator</text:span></text:p>
        </text:list-item>
        <text:list-item>
          <text:p text:style-name="P38"><text:span text:style-name="Strong_20_Emphasis">Create application files</text:span>:</text:p>
          <text:list>
            <text:list-item>
              <text:p text:style-name="P38">Create <text:span text:style-name="Source_20_Text">app.py</text:span>:</text:p>
              <text:p text:style-name="P7">bash</text:p>
              <text:p text:style-name="P7">Copy code</text:p>
              <text:p text:style-name="P11"><text:span text:style-name="Source_20_Text">nano ~/flask_calculator/app.py</text:span></text:p>
              <text:p text:style-name="P38">Add the following content:</text:p>
              <text:p text:style-name="P7">python</text:p>
              <text:p text:style-name="P7">Copy code</text:p>
              <text:p text:style-name="P10"><text:span text:style-name="Source_20_Text">from flask import Flask, request, jsonify, send_from_directory</text:span></text:p>
              <text:p text:style-name="P8"/>
              <text:p text:style-name="P8"><text:span text:style-name="Source_20_Text">app = Flask(__name__)</text:span></text:p>
              <text:p text:style-name="P8"/>
              <text:p text:style-name="P8"><text:span text:style-name="Source_20_Text">@app.route('/')</text:span></text:p>
              <text:p text:style-name="P8"><text:span text:style-name="Source_20_Text">def index():</text:span></text:p>
              <text:p text:style-name="P8"><text:span text:style-name="Source_20_Text"><text:s text:c="4"/>return send_from_directory('static', 'index.html')</text:span></text:p>
              <text:p text:style-name="P8"/>
              <text:p text:style-name="P8"><text:span text:style-name="Source_20_Text">@app.route('/calculate', methods=['POST'])</text:span></text:p>
              <text:p text:style-name="P8"><text:span text:style-name="Source_20_Text">def calculate():</text:span></text:p>
              <text:p text:style-name="P8"><text:span text:style-name="Source_20_Text"><text:s text:c="4"/>data = request.json</text:span></text:p>
              <text:p text:style-name="P8"><text:span text:style-name="Source_20_Text"><text:s text:c="4"/>num1 = data.get('num1')</text:span></text:p>
              <text:p text:style-name="P8"><text:span text:style-name="Source_20_Text"><text:s text:c="4"/>num2 = data.get('num2')</text:span></text:p>
              <text:p text:style-name="P8"><text:span text:style-name="Source_20_Text"><text:s text:c="4"/>operation = data.get('operation')</text:span></text:p>
              <text:p text:style-name="P8"/>
              <text:p text:style-name="P8"><text:span text:style-name="Source_20_Text"><text:s text:c="4"/>if operation == 'add':</text:span></text:p>
              <text:p text:style-name="P8"><text:span text:style-name="Source_20_Text"><text:s text:c="8"/>result = num1 + num2</text:span></text:p>
              <text:p text:style-name="P8"><text:span text:style-name="Source_20_Text"><text:s text:c="4"/>elif operation == 'subtract':</text:span></text:p>
              <text:p text:style-name="P8"><text:span text:style-name="Source_20_Text"><text:s text:c="8"/>result = num1 - num2</text:span></text:p>
              <text:p text:style-name="P8"><text:span text:style-name="Source_20_Text"><text:s text:c="4"/>elif operation == 'multiply':</text:span></text:p>
              <text:p text:style-name="P8"><text:span text:style-name="Source_20_Text"><text:s text:c="8"/>result = num1 * num2</text:span></text:p>
              <text:p text:style-name="P8"><text:span text:style-name="Source_20_Text"><text:s text:c="4"/>elif operation == 'divide':</text:span></text:p>
              <text:p text:style-name="P8"><text:span text:style-name="Source_20_Text"><text:s text:c="8"/>result = num1 / num2</text:span></text:p>
              <text:p text:style-name="P8"><text:span text:style-name="Source_20_Text"><text:s text:c="4"/>else:</text:span></text:p>
              <text:p text:style-name="P8"><text:span text:style-name="Source_20_Text"><text:s text:c="8"/>return jsonify({'error': 'Invalid operation'}), 400</text:span></text:p>
              <text:p text:style-name="P8"/>
              <text:p text:style-name="P8"><text:span text:style-name="Source_20_Text"><text:s text:c="4"/>return jsonify({'result': result})</text:span></text:p>
              <text:p text:style-name="P8"/>
              <text:p text:style-name="P8"><text:span text:style-name="Source_20_Text">if __name__ == '__main__':</text:span></text:p>
              <text:p text:style-name="P9"><text:span text:style-name="Source_20_Text"><text:s text:c="4"/>app.run(host='0.0.0.0')</text:span></text:p>
            </text:list-item>
            <text:list-item>
              <text:p text:style-name="P38">Create <text:span text:style-name="Source_20_Text">wsgi.py</text:span> (for Gunicorn):</text:p>
              <text:p text:style-name="P7">bash</text:p>
              <text:p text:style-name="P7">Copy code</text:p>
              <text:p text:style-name="P11"><text:span text:style-name="Source_20_Text">nano ~/flask_calculator/wsgi.py</text:span></text:p>
              <text:p text:style-name="P38">Add the following content:</text:p>
              <text:p text:style-name="P7">python</text:p>
              <text:p text:style-name="P7">Copy code</text:p>
              <text:p text:style-name="P10"><text:span text:style-name="Source_20_Text">from app import app</text:span></text:p>
              <text:p text:style-name="P8"/>
              <text:p text:style-name="P8"><text:span text:style-name="Source_20_Text">if __name__ == "__main__":</text:span></text:p>
              <text:p text:style-name="P9"><text:span text:style-name="Source_20_Text"><text:s text:c="4"/>app.run()</text:span></text:p>
            </text:list-item>
          </text:list>
        </text:list-item>
      </text:list>
      <text:p text:style-name="Horizontal_20_Line"><text:soft-page-break/></text:p>
      <text:h text:style-name="Heading_20_2" text:outline-level="2"><text:span text:style-name="Strong_20_Emphasis">Step 4: Create HTML Frontend</text:span></text:h>
      <text:list text:style-name="L5">
        <text:list-item>
          <text:p text:style-name="P39"><text:span text:style-name="Strong_20_Emphasis">Create a directory for static files</text:span>:</text:p>
          <text:p text:style-name="P12">bash</text:p>
          <text:p text:style-name="P12">Copy code</text:p>
          <text:p text:style-name="P15"><text:span text:style-name="Source_20_Text">mkdir ~/flask_calculator/static</text:span></text:p>
        </text:list-item>
        <text:list-item>
          <text:p text:style-name="P39"><text:span text:style-name="Strong_20_Emphasis">Create the HTML file</text:span> for the calculator interface:</text:p>
          <text:p text:style-name="P12">bash</text:p>
          <text:p text:style-name="P12">Copy code</text:p>
          <text:p text:style-name="P15"><text:span text:style-name="Source_20_Text">nano ~/flask_calculator/static/index.html</text:span></text:p>
          <text:p text:style-name="P39">Add the following content:</text:p>
          <text:p text:style-name="P12">html</text:p>
          <text:p text:style-name="P12">Copy code</text:p>
          <text:p text:style-name="P16"><text:span text:style-name="Source_20_Text">&lt;!DOCTYPE html&gt;</text:span></text:p>
          <text:p text:style-name="P13"><text:span text:style-name="Source_20_Text">&lt;html lang="en"&gt;</text:span></text:p>
          <text:p text:style-name="P13"><text:span text:style-name="Source_20_Text">&lt;head&gt;</text:span></text:p>
          <text:p text:style-name="P13"><text:span text:style-name="Source_20_Text"><text:s text:c="4"/>&lt;meta charset="UTF-8"&gt;</text:span></text:p>
          <text:p text:style-name="P13"><text:span text:style-name="Source_20_Text"><text:s text:c="4"/>&lt;meta name="viewport" content="width=device-width, initial-scale=1.0"&gt;</text:span></text:p>
          <text:p text:style-name="P13"><text:span text:style-name="Source_20_Text"><text:s text:c="4"/>&lt;title&gt;Flask Calculator&lt;/title&gt;</text:span></text:p>
          <text:p text:style-name="P13"><text:span text:style-name="Source_20_Text"><text:s text:c="4"/>&lt;script&gt;</text:span></text:p>
          <text:p text:style-name="P13"><text:span text:style-name="Source_20_Text"><text:s text:c="8"/>async function calculate() {</text:span></text:p>
          <text:p text:style-name="P13"><text:span text:style-name="Source_20_Text"><text:s text:c="12"/>const num1 = parseFloat(document.getElementById('num1').value);</text:span></text:p>
          <text:p text:style-name="P13"><text:span text:style-name="Source_20_Text"><text:s text:c="12"/>const num2 = parseFloat(document.getElementById('num2').value);</text:span></text:p>
          <text:p text:style-name="P13"><text:span text:style-name="Source_20_Text"><text:s text:c="12"/>const operation = document.getElementById('operation').value;</text:span></text:p>
          <text:p text:style-name="P13"/>
          <text:p text:style-name="P13"><text:span text:style-name="Source_20_Text"><text:s text:c="12"/>const response = await fetch('/calculate', {</text:span></text:p>
          <text:p text:style-name="P13"><text:span text:style-name="Source_20_Text"><text:s text:c="16"/>method: 'POST',</text:span></text:p>
          <text:p text:style-name="P13"><text:span text:style-name="Source_20_Text"><text:s text:c="16"/>headers: {</text:span></text:p>
          <text:p text:style-name="P13"><text:span text:style-name="Source_20_Text"><text:s text:c="20"/>'Content-Type': 'application/json',</text:span></text:p>
          <text:p text:style-name="P13"><text:span text:style-name="Source_20_Text"><text:s text:c="16"/>},</text:span></text:p>
          <text:p text:style-name="P13"><text:span text:style-name="Source_20_Text"><text:s text:c="16"/>body: JSON.stringify({ num1, num2, operation }),</text:span></text:p>
          <text:p text:style-name="P13"><text:span text:style-name="Source_20_Text"><text:s text:c="12"/>});</text:span></text:p>
          <text:p text:style-name="P13"/>
          <text:p text:style-name="P13"><text:span text:style-name="Source_20_Text"><text:s text:c="12"/>const result = await response.json();</text:span></text:p>
          <text:p text:style-name="P13"><text:span text:style-name="Source_20_Text"><text:s text:c="12"/>document.getElementById('result').innerText = 'Result: ' + result.result;</text:span></text:p>
          <text:p text:style-name="P13"><text:span text:style-name="Source_20_Text"><text:s text:c="8"/>}</text:span></text:p>
          <text:p text:style-name="P13"><text:span text:style-name="Source_20_Text"><text:s text:c="4"/>&lt;/script&gt;</text:span></text:p>
          <text:p text:style-name="P13"><text:span text:style-name="Source_20_Text">&lt;/head&gt;</text:span></text:p>
          <text:p text:style-name="P13"><text:span text:style-name="Source_20_Text">&lt;body&gt;</text:span></text:p>
          <text:p text:style-name="P13"><text:span text:style-name="Source_20_Text"><text:s text:c="4"/>&lt;h1&gt;Flask Calculator&lt;/h1&gt;</text:span></text:p>
          <text:p text:style-name="P13"><text:span text:style-name="Source_20_Text"><text:s text:c="4"/>&lt;input type="number" id="num1" placeholder="Number 1"&gt;</text:span></text:p>
          <text:p text:style-name="P13"><text:span text:style-name="Source_20_Text"><text:s text:c="4"/>&lt;select id="operation"&gt;</text:span></text:p>
          <text:p text:style-name="P13"><text:span text:style-name="Source_20_Text"><text:s text:c="8"/>&lt;option value="add"&gt;+&lt;/option&gt;</text:span></text:p>
          <text:p text:style-name="P13"><text:span text:style-name="Source_20_Text"><text:s text:c="8"/>&lt;option value="subtract"&gt;-&lt;/option&gt;</text:span></text:p>
          <text:p text:style-name="P13"><text:span text:style-name="Source_20_Text"><text:s text:c="8"/>&lt;option value="multiply"&gt;*&lt;/option&gt;</text:span></text:p>
          <text:p text:style-name="P13"><text:span text:style-name="Source_20_Text"><text:s text:c="8"/>&lt;option value="divide"&gt;/&lt;/option&gt;</text:span></text:p>
          <text:p text:style-name="P13"><text:span text:style-name="Source_20_Text"><text:s text:c="4"/>&lt;/select&gt;</text:span></text:p>
          <text:p text:style-name="P13"><text:span text:style-name="Source_20_Text"><text:s text:c="4"/>&lt;input type="number" id="num2" placeholder="Number 2"&gt;</text:span></text:p>
          <text:p text:style-name="P13"><text:span text:style-name="Source_20_Text"><text:s text:c="4"/>&lt;button onclick="calculate()"&gt;Calculate&lt;/button&gt;</text:span></text:p>
          <text:p text:style-name="P13"/>
          <text:p text:style-name="P13"><text:span text:style-name="Source_20_Text"><text:s text:c="4"/>&lt;p id="result"&gt;&lt;/p&gt;</text:span></text:p>
          <text:p text:style-name="P13"><text:span text:style-name="Source_20_Text">&lt;/body&gt;</text:span></text:p>
          <text:p text:style-name="P14"><text:soft-page-break/><text:span text:style-name="Source_20_Text">&lt;/html&gt;</text:span></text:p>
        </text:list-item>
      </text:list>
      <text:p text:style-name="Horizontal_20_Line"/>
      <text:h text:style-name="Heading_20_2" text:outline-level="2"><text:span text:style-name="Strong_20_Emphasis">Step 5: Configure Nginx</text:span></text:h>
      <text:list text:style-name="L6">
        <text:list-item>
          <text:p text:style-name="P40"><text:span text:style-name="Strong_20_Emphasis">Create an Nginx configuration file</text:span>:</text:p>
          <text:p text:style-name="P17">bash</text:p>
          <text:p text:style-name="P17">Copy code</text:p>
          <text:p text:style-name="P20"><text:span text:style-name="Source_20_Text">sudo nano /etc/nginx/conf.d/flask_calculator.conf</text:span></text:p>
        </text:list-item>
        <text:list-item>
          <text:p text:style-name="P40">Add the following content to configure Nginx to act as a reverse proxy for Gunicorn:</text:p>
          <text:p text:style-name="P17">nginx</text:p>
          <text:p text:style-name="P17">Copy code</text:p>
          <text:p text:style-name="P21"><text:span text:style-name="Source_20_Text">server {</text:span></text:p>
          <text:p text:style-name="P18"><text:span text:style-name="Source_20_Text"><text:s text:c="4"/>listen 80;</text:span></text:p>
          <text:p text:style-name="P18"><text:span text:style-name="Source_20_Text"><text:s text:c="4"/>server_name &lt;your-ec2-public-ip&gt;;</text:span></text:p>
          <text:p text:style-name="P18"/>
          <text:p text:style-name="P18"><text:span text:style-name="Source_20_Text"><text:s text:c="4"/>location / {</text:span></text:p>
          <text:p text:style-name="P18"><text:span text:style-name="Source_20_Text"><text:s text:c="8"/>proxy_pass http://127.0.0.1:5000;</text:span></text:p>
          <text:p text:style-name="P18"><text:span text:style-name="Source_20_Text"><text:s text:c="8"/>proxy_set_header Host $host;</text:span></text:p>
          <text:p text:style-name="P18"><text:span text:style-name="Source_20_Text"><text:s text:c="8"/>proxy_set_header X-Real-IP $remote_addr;</text:span></text:p>
          <text:p text:style-name="P18"><text:span text:style-name="Source_20_Text"><text:s text:c="8"/>proxy_set_header X-Forwarded-For $proxy_add_x_forwarded_for;</text:span></text:p>
          <text:p text:style-name="P18"><text:span text:style-name="Source_20_Text"><text:s text:c="8"/>proxy_set_header X-Forwarded-Proto $scheme;</text:span></text:p>
          <text:p text:style-name="P18"><text:span text:style-name="Source_20_Text"><text:s text:c="4"/>}</text:span></text:p>
          <text:p text:style-name="P19"><text:span text:style-name="Source_20_Text">}</text:span></text:p>
        </text:list-item>
        <text:list-item>
          <text:p text:style-name="P40"><text:span text:style-name="Strong_20_Emphasis">Test the Nginx configuration</text:span>:</text:p>
          <text:p text:style-name="P17">bash</text:p>
          <text:p text:style-name="P17">Copy code</text:p>
          <text:p text:style-name="P20"><text:span text:style-name="Source_20_Text">sudo nginx -t</text:span></text:p>
        </text:list-item>
        <text:list-item>
          <text:p text:style-name="P40"><text:span text:style-name="Strong_20_Emphasis">Restart Nginx</text:span>:</text:p>
          <text:p text:style-name="P17">bash</text:p>
          <text:p text:style-name="P17">Copy code</text:p>
          <text:p text:style-name="P20"><text:span text:style-name="Source_20_Text">sudo systemctl restart nginx</text:span></text:p>
        </text:list-item>
      </text:list>
      <text:p text:style-name="Horizontal_20_Line"/>
      <text:h text:style-name="Heading_20_2" text:outline-level="2"><text:span text:style-name="Strong_20_Emphasis">Step 6: Start Flask Application</text:span></text:h>
      <text:h text:style-name="Heading_20_3" text:outline-level="3"><text:span text:style-name="Strong_20_Emphasis">Resolve Port Issues</text:span></text:h>
      <text:p text:style-name="Text_20_body">Before starting the application, ensure the required port is not being used by another process:</text:p>
      <text:list text:style-name="L7">
        <text:list-item>
          <text:p text:style-name="P41"><text:span text:style-name="Strong_20_Emphasis">Check if port 5000 is already in use</text:span>:</text:p>
          <text:p text:style-name="P22">bash</text:p>
          <text:p text:style-name="P22">Copy code</text:p>
          <text:p text:style-name="P23"><text:span text:style-name="Source_20_Text">sudo lsof -i :5000</text:span></text:p>
        </text:list-item>
        <text:list-item>
          <text:p text:style-name="P41">If a process is using port 5000, kill it:</text:p>
          <text:p text:style-name="P22">bash</text:p>
          <text:p text:style-name="P22">Copy code</text:p>
          <text:p text:style-name="P23"><text:soft-page-break/><text:span text:style-name="Source_20_Text">sudo kill -9 &lt;PID&gt;</text:span></text:p>
          <text:p text:style-name="P41">Replace <text:span text:style-name="Source_20_Text">&lt;PID&gt;</text:span> with the process ID returned by the <text:span text:style-name="Source_20_Text">lsof</text:span> command.</text:p>
        </text:list-item>
        <text:list-item>
          <text:p text:style-name="P41"><text:span text:style-name="Strong_20_Emphasis">Optionally, switch to another port</text:span> (e.g., 5001) in your Gunicorn run command if you want to avoid using port 5000:</text:p>
          <text:p text:style-name="P41">Update the Gunicorn command in the <text:span text:style-name="Source_20_Text">run.sh</text:span> script (next step) to use port 5001:</text:p>
          <text:p text:style-name="P22">bash</text:p>
          <text:p text:style-name="P22">Copy code</text:p>
          <text:p text:style-name="P23"><text:span text:style-name="Source_20_Text">gunicorn --bind 0.0.0.0:5001 wsgi:app</text:span></text:p>
        </text:list-item>
      </text:list>
      <text:p text:style-name="Horizontal_20_Line"/>
      <text:h text:style-name="Heading_20_3" text:outline-level="3"><text:span text:style-name="Strong_20_Emphasis">Run Gunicorn</text:span></text:h>
      <text:list text:style-name="L8">
        <text:list-item>
          <text:p text:style-name="P42"><text:span text:style-name="Strong_20_Emphasis">Create a script to start Gunicorn</text:span>:</text:p>
          <text:p text:style-name="P24">bash</text:p>
          <text:p text:style-name="P24">Copy code</text:p>
          <text:p text:style-name="P27"><text:span text:style-name="Source_20_Text">nano ~/flask_calculator/run.sh</text:span></text:p>
        </text:list-item>
        <text:list-item>
          <text:p text:style-name="P42">Add the following content:</text:p>
          <text:p text:style-name="P24">bash</text:p>
          <text:p text:style-name="P24">Copy code</text:p>
          <text:p text:style-name="P28"><text:span text:style-name="Source_20_Text">#!/bin/bash</text:span></text:p>
          <text:p text:style-name="P25"><text:span text:style-name="Source_20_Text">cd ~/flask_calculator</text:span></text:p>
          <text:p text:style-name="P26"><text:span text:style-name="Source_20_Text">gunicorn --bind 0.0.0.0:5000 wsgi:app</text:span></text:p>
        </text:list-item>
        <text:list-item>
          <text:p text:style-name="P42"><text:span text:style-name="Strong_20_Emphasis">Make the script executable</text:span>:</text:p>
          <text:p text:style-name="P24">bash</text:p>
          <text:p text:style-name="P24">Copy code</text:p>
          <text:p text:style-name="P27"><text:span text:style-name="Source_20_Text">chmod +x ~/flask_calculator/run.sh</text:span></text:p>
        </text:list-item>
        <text:list-item>
          <text:p text:style-name="P42"><text:span text:style-name="Strong_20_Emphasis">Run the application</text:span>:</text:p>
          <text:p text:style-name="P24">bash</text:p>
          <text:p text:style-name="P24">Copy code</text:p>
          <text:p text:style-name="P27"><text:span text:style-name="Source_20_Text">bash ~/flask_calculator/run.sh &amp;</text:span></text:p>
        </text:list-item>
      </text:list>
      <text:p text:style-name="Horizontal_20_Line"/>
      <text:h text:style-name="Heading_20_2" text:outline-level="2"><text:span text:style-name="Strong_20_Emphasis">Step 7: Access the Application</text:span></text:h>
      <text:list text:style-name="L9">
        <text:list-item>
          <text:p text:style-name="P43">Open your web browser and visit:</text:p>
          <text:p text:style-name="P29">vbnet</text:p>
          <text:p text:style-name="P29">Copy code</text:p>
          <text:p text:style-name="P30"><text:span text:style-name="Source_20_Text">http://&lt;your-ec2-public-ip&gt;/</text:span></text:p>
        </text:list-item>
        <text:list-item>
          <text:p text:style-name="P43">You should see the interactive calculator interface. Try performing calculations by entering numbers and selecting operations, and click <text:span text:style-name="Strong_20_Emphasis">Calculate</text:span> to see the result.</text:p>
        </text:list-item>
      </text:list>
      <text:p text:style-name="Horizontal_20_Line"/>
      <text:h text:style-name="Heading_20_2" text:outline-level="2"><text:soft-page-break/><text:span text:style-name="Strong_20_Emphasis">Step 8: Optional – Keep Flask Running after Logout</text:span></text:h>
      <text:p text:style-name="Text_20_body">To keep your Flask application running after you log out of the SSH session, use <text:span text:style-name="Source_20_Text">nohup</text:span> (no hangup):</text:p>
      <text:p text:style-name="Preformatted_20_Text">bash</text:p>
      <text:p text:style-name="Preformatted_20_Text">Copy code</text:p>
      <text:p text:style-name="P31"><text:span text:style-name="Source_20_Text">nohup bash ~/flask_calculator/run.sh &amp;</text:span></text:p>
      <text:p text:style-name="Horizontal_20_Line"/>
      <text:h text:style-name="Heading_20_3" text:outline-level="3"><text:span text:style-name="Strong_20_Emphasis">Troubleshooting Common Issues</text:span></text:h>
      <text:list text:style-name="L10">
        <text:list-item>
          <text:p text:style-name="P44"><text:span text:style-name="Strong_20_Emphasis">Port already in use</text:span>:</text:p>
          <text:list>
            <text:list-item>
              <text:p text:style-name="P44">Check for processes using the port:</text:p>
              <text:p text:style-name="P32">bash</text:p>
              <text:p text:style-name="P32">Copy code</text:p>
              <text:p text:style-name="P33"><text:span text:style-name="Source_20_Text">sudo lsof -i :5000</text:span></text:p>
            </text:list-item>
            <text:list-item>
              <text:p text:style-name="P44">Kill the process using that port:</text:p>
              <text:p text:style-name="P32">bash</text:p>
              <text:p text:style-name="P32">Copy code</text:p>
              <text:p text:style-name="P33"><text:span text:style-name="Source_20_Text">sudo kill -9 &lt;PID&gt;</text:span></text:p>
            </text:list-item>
            <text:list-item>
              <text:p text:style-name="P44">Alternatively, change the port used by Gunicorn in the <text:span text:style-name="Source_20_Text">run.sh</text:span> script to a different port (e.g., <text:span text:style-name="Source_20_Text">5001</text:span>).</text:p>
            </text:list-item>
          </text:list>
        </text:list-item>
        <text:list-item>
          <text:p text:style-name="P44"><text:span text:style-name="Strong_20_Emphasis">Nginx issues</text:span>:</text:p>
          <text:list>
            <text:list-item>
              <text:p text:style-name="P44">Ensure Nginx is running:</text:p>
              <text:p text:style-name="P32">bash</text:p>
              <text:p text:style-name="P32">Copy code</text:p>
              <text:p text:style-name="P33"><text:span text:style-name="Source_20_Text">sudo systemctl status nginx</text:span></text:p>
            </text:list-item>
            <text:list-item>
              <text:p text:style-name="P44">Restart Nginx if needed:</text:p>
              <text:p text:style-name="P32">bash</text:p>
              <text:p text:style-name="P32">Copy code</text:p>
              <text:p text:style-name="P33"><text:span text:style-name="Source_20_Text">sudo systemctl restart nginx</text:span></text:p>
            </text:list-item>
          </text:list>
        </text:list-item>
      </text:list>
      <text:p text:style-name="Horizontal_20_Line"/>
      <text:p text:style-name="Text_20_body">This updated documentation resolves the <text:span text:style-name="Strong_20_Emphasis">port in use</text:span> issue by providing steps to check for and kill processes that might be holding onto a specific port, along with the option to change the port if necessary. It ensures that the setup will work smoothly without future port conflic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6T10:35:32.568924524</meta:creation-date>
    <dc:date>2024-10-06T10:36:10.304340235</dc:date>
    <meta:editing-duration>PT40S</meta:editing-duration>
    <meta:editing-cycles>1</meta:editing-cycles>
    <meta:document-statistic meta:table-count="0" meta:image-count="0" meta:object-count="0" meta:page-count="6" meta:paragraph-count="221" meta:word-count="955" meta:character-count="6647" meta:non-whitespace-character-count="5585"/>
    <meta:generator>LibreOffice/24.2.5.2$Linux_X86_64 LibreOffice_project/420$Build-2</meta:generator>
  </office:meta>
</office:document-meta>
</file>